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50%" fo:text-align="justify" style:justify-single-word="false" style:page-number="40"/>
      <style:text-properties fo:font-size="13pt" fo:language="ro" fo:country="RO" officeooo:rsid="001c434c" officeooo:paragraph-rsid="001c434c" style:font-size-asian="13pt" style:font-size-complex="13pt"/>
    </style:style>
    <style:style style:name="P2" style:family="paragraph" style:parent-style-name="Header">
      <style:text-properties style:font-name="HelveticaNeueLT Pro 55 Roman" fo:font-size="15pt" fo:language="ro" fo:country="RO" fo:font-weight="bold" officeooo:rsid="001c434c" officeooo:paragraph-rsid="001c434c" style:font-size-asian="15pt" style:font-weight-asian="bold" style:font-size-complex="15pt" style:font-weight-complex="bold"/>
    </style:style>
    <style:style style:name="P3" style:family="paragraph" style:parent-style-name="Footer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oft-page-break/><text:tab/>În scopul implementării testelor ce verifică funcțiile implementate s-a folosit tehnica TDD(test-driven development) în care scenariul de test este scris înainte de a se face implementarea propriu-zisă. Unitățile de testare sunt realizate folosind uneltele de testare de la <text:span text:style-name="T1">xUnit.net</text:span><text:span text:style-name="T2">, care sunt oferite gratuit. După instalarea uneltelor se folosesc atribute pentru marcarea metodelor ca și metode de testare(figura 37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HelveticaNeueLT Pro 55 Roman" fo:font-size="15pt" fo:language="ro" fo:country="RO" fo:font-weight="bold" officeooo:rsid="001c434c" officeooo:paragraph-rsid="001c434c" style:font-size-asian="15pt" style:font-weight-asian="bold" style:font-size-complex="15pt" style:font-weight-complex="bol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4. Testarea aplicației</text:p>
      </style:header>
      <style:footer>
        <text:p text:style-name="MP2"><text:page-number text:select-page="current">4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25S</meta:editing-duration>
    <meta:editing-cycles>3</meta:editing-cycles>
    <meta:generator>LibreOffice/4.4.3.2$Windows_x86 LibreOffice_project/88805f81e9fe61362df02b9941de8e38a9b5fd16</meta:generator>
    <dc:date>2015-06-22T19:49:41.246000000</dc:date>
    <meta:document-statistic meta:table-count="0" meta:image-count="0" meta:object-count="0" meta:page-count="2" meta:paragraph-count="3" meta:word-count="62" meta:character-count="444" meta:non-whitespace-character-count="384"/>
    <meta:user-defined meta:name="Info 1"/>
    <meta:user-defined meta:name="Info 2"/>
    <meta:user-defined meta:name="Info 3"/>
    <meta:user-defined meta:name="Info 4"/>
  </office:meta>
</office:document-meta>
</file>